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style:font-name="Times New Roman" officeooo:paragraph-rsid="000589b6"/>
    </style:style>
    <style:style style:name="P2" style:family="paragraph" style:parent-style-name="Standard">
      <style:text-properties style:font-name="Times New Roman" fo:font-style="normal" fo:font-weight="bold" officeooo:rsid="0021a88e" officeooo:paragraph-rsid="000589b6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tyle="normal" fo:font-weight="bold" officeooo:rsid="0021a88e" officeooo:paragraph-rsid="000589b6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fo:font-style="normal" fo:font-weight="bold" officeooo:rsid="000589b6" officeooo:paragraph-rsid="000589b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variant="normal" fo:text-transform="none" style:font-name="var font-family-monospace" fo:font-style="normal" fo:font-weight="normal" officeooo:paragraph-rsid="000589b6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var font-family-monospace" fo:font-style="normal" fo:font-weight="bold" officeooo:rsid="000d3516" officeooo:paragraph-rsid="000589b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imes New Roman" fo:font-style="normal" fo:font-weight="normal" officeooo:rsid="000d3516" officeooo:paragraph-rsid="000589b6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Times New Roman" fo:font-style="normal" fo:font-weight="normal" officeooo:rsid="000d3516" officeooo:paragraph-rsid="000589b6"/>
    </style:style>
    <style:style style:name="P9" style:family="paragraph" style:parent-style-name="Standard">
      <style:paragraph-properties fo:text-align="start" style:justify-single-word="false"/>
      <style:text-properties officeooo:paragraph-rsid="000589b6"/>
    </style:style>
    <style:style style:name="P10" style:family="paragraph" style:parent-style-name="Standard">
      <style:paragraph-properties fo:text-align="start" style:justify-single-word="false"/>
      <style:text-properties officeooo:paragraph-rsid="00070c6f"/>
    </style:style>
    <style:style style:name="P11" style:family="paragraph" style:parent-style-name="Standard">
      <style:text-properties style:font-name="Times New Roman" fo:font-style="normal" fo:font-weight="normal" officeooo:rsid="0021a88e" officeooo:paragraph-rsid="0008c29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" fo:font-style="normal" fo:font-weight="bold" officeooo:rsid="0021a88e" officeooo:paragraph-rsid="0008c296" style:font-style-asian="normal" style:font-weight-asian="bold" style:font-style-complex="normal" style:font-weight-complex="bold"/>
    </style:style>
    <style:style style:name="T1" style:family="text">
      <style:text-properties fo:font-weight="bold" officeooo:rsid="000d3516" style:font-weight-asian="bold" style:font-weight-complex="bold"/>
    </style:style>
    <style:style style:name="T2" style:family="text">
      <style:text-properties fo:font-weight="bold" officeooo:rsid="000ee779" style:font-weight-asian="bold" style:font-weight-complex="bold"/>
    </style:style>
    <style:style style:name="T3" style:family="text">
      <style:text-properties fo:font-weight="bold" officeooo:rsid="000c85c5" style:font-weight-asian="bold" style:font-weight-complex="bold"/>
    </style:style>
    <style:style style:name="T4" style:family="text">
      <style:text-properties officeooo:rsid="000ee779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officeooo:rsid="001d9670" style:font-weight-asian="bold" style:font-weight-complex="bold"/>
    </style:style>
    <style:style style:name="T7" style:family="text">
      <style:text-properties style:font-name="Times New Roman" officeooo:rsid="001d9670"/>
    </style:style>
    <style:style style:name="T8" style:family="text">
      <style:text-properties fo:font-variant="normal" fo:text-transform="none" style:font-name="Times New Roman" fo:font-style="normal" fo:font-weight="bold" officeooo:rsid="000ee779" style:font-weight-asian="bold" style:font-weight-complex="bold"/>
    </style:style>
    <style:style style:name="T9" style:family="text">
      <style:text-properties fo:font-variant="normal" fo:text-transform="none" style:font-name="Times New Roman" fo:font-style="normal" fo:font-weight="bold" officeooo:rsid="000d3516" style:font-weight-asian="bold" style:font-weight-complex="bold"/>
    </style:style>
    <style:style style:name="T10" style:family="text">
      <style:text-properties fo:font-variant="normal" fo:text-transform="none" style:font-name="Times New Roman" fo:font-style="normal" fo:font-weight="normal" officeooo:rsid="000d3516"/>
    </style:style>
    <style:style style:name="T11" style:family="text">
      <style:text-properties officeooo:rsid="000589b6"/>
    </style:style>
    <style:style style:name="T12" style:family="text">
      <style:text-properties fo:color="#cf8e6d" loext:opacity="100%" style:font-name="JetBrains Mono" fo:font-size="15pt" fo:font-weight="normal" style:font-size-asian="15pt" style:font-weight-asian="normal"/>
    </style:style>
    <style:style style:name="T13" style:family="text">
      <style:text-properties fo:color="#bcbec4" loext:opacity="100%" style:font-name="JetBrains Mono" fo:font-size="15pt" fo:font-weight="normal" style:font-size-asian="15pt" style:font-weight-asian="normal"/>
    </style:style>
    <style:style style:name="T14" style:family="text">
      <style:text-properties fo:color="#56a8f5" loext:opacity="100%" style:font-name="JetBrains Mono" fo:font-size="15pt" fo:font-weight="normal" style:font-size-asian="15pt" style:font-weight-asian="normal"/>
    </style:style>
    <style:style style:name="T15" style:family="text">
      <style:text-properties fo:color="#6aab73" loext:opacity="100%" style:font-name="JetBrains Mono" fo:font-size="15pt" fo:font-weight="normal" style:font-size-asian="15pt" style:font-weight-asian="normal"/>
    </style:style>
    <style:style style:name="T16" style:family="text">
      <style:text-properties fo:color="#8888c6" loext:opacity="100%" style:font-name="JetBrains Mono" fo:font-size="15pt" fo:font-weight="normal" style:font-size-asian="15pt" style:font-weight-asian="normal"/>
    </style:style>
    <style:style style:name="T17" style:family="text">
      <style:text-properties officeooo:rsid="00070c6f"/>
    </style:style>
    <style:style style:name="T18" style:family="text">
      <style:text-properties officeooo:rsid="000c85c5"/>
    </style:style>
    <style:style style:name="T19" style:family="text">
      <style:text-properties officeooo:rsid="000c9555"/>
    </style:style>
    <style:style style:name="T20" style:family="text">
      <style:text-properties officeooo:rsid="0008c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пз 1<text:span text:style-name="T11">5</text:span></text:p>
      <text:p text:style-name="P7"><text:span text:style-name="T4">В</text:span>ариант 6</text:p>
      <text:p text:style-name="P9"><text:span text:style-name="T6">Тема</text:span><text:span text:style-name="T7">:</text:span><text:span text:style-name="T5"> </text:span>составление программ для работы с базами данных в IDE PyCharm Community.</text:p>
      <text:p text:style-name="P10"><text:span text:style-name="T8">Цель</text:span><text:span text:style-name="T9">:</text:span><text:span text:style-name="T10"> </text:span>закрепить усвоенные знания, понятия, <text:span text:style-name="T17">база данных</text:span> основные принципы составления программ, приобрести навыки составление программ с использованием <text:span text:style-name="T17">баз данных </text:span>в IDE PyCharm Community.</text:p>
      <text:p text:style-name="P8"/>
      <text:p text:style-name="P8"/>
      <text:p text:style-name="P1"><text:span text:style-name="T1">Постановка задачи</text:span><text:span text:style-name="T2">.</text:span></text:p>
      <text:p text:style-name="Standard">Приложение для туристического агентства ТУР. Таблица Турист должна следующую информацию о клиентах турфирмы: Код клиента, Клиент (Фамилия), Телефон, Название страны, Регион, Продолжительность поездки, Стоимость путевки.</text:p>
      <text:p text:style-name="Standard"/>
      <text:p text:style-name="P2">Текст программы:</text:p>
      <text:p text:style-name="P3"><text:span text:style-name="T12">import </text:span><text:span text:style-name="T13">sqlite3</text:span><text:line-break/><text:span text:style-name="T12">import </text:span><text:span text:style-name="T13">os</text:span><text:line-break/><text:line-break/><text:span text:style-name="T12">def </text:span><text:span text:style-name="T14">db_connect</text:span><text:span text:style-name="T13">():</text:span><text:line-break/><text:span text:style-name="T13"> <text:s text:c="3"/>db_name = </text:span><text:span text:style-name="T15">'tour.db'</text:span><text:line-break/><text:span text:style-name="T15"> <text:s text:c="3"/></text:span><text:span text:style-name="T12">if not </text:span><text:span text:style-name="T13">os.path.exists(db_name):</text:span><text:line-break/><text:span text:style-name="T13"> <text:s text:c="7"/>conn = sqlite3.connect(db_name)</text:span><text:line-break/><text:span text:style-name="T13"> <text:s text:c="7"/>cursor = conn.cursor()</text:span><text:line-break/><text:span text:style-name="T13"> <text:s text:c="7"/>cursor.execute(</text:span><text:span text:style-name="T15">'''CREATE TABLE IF NOT EXISTS Tourist</text:span><text:line-break/><text:span text:style-name="T15"> <text:s text:c="27"/>(Client_code INTEGER PRIMARY KEY,</text:span><text:line-break/><text:span text:style-name="T15"> <text:s text:c="28"/>Client_name TEXT NOT NULL,</text:span><text:line-break/><text:span text:style-name="T15"> <text:s text:c="28"/>Phone TEXT NOT NULL,</text:span><text:line-break/><text:span text:style-name="T15"> <text:s text:c="28"/>Country_name TEXT NOT NULL,</text:span><text:line-break/><text:span text:style-name="T15"> <text:s text:c="28"/>Region TEXT NOT NULL,</text:span><text:line-break/><text:span text:style-name="T15"> <text:s text:c="28"/>Duration INTEGER NOT NULL,</text:span><text:line-break/><text:span text:style-name="T15"> <text:s text:c="28"/>Cost INTEGER NOT NULL)'''</text:span><text:span text:style-name="T13">)</text:span><text:line-break/><text:span text:style-name="T13"> <text:s text:c="7"/>conn.commit()</text:span><text:line-break/><text:span text:style-name="T13"> <text:s text:c="7"/>conn.close()</text:span><text:line-break/><text:span text:style-name="T13"> <text:s text:c="3"/>conn = sqlite3.connect(db_name)</text:span><text:line-break/><text:span text:style-name="T13"> <text:s text:c="3"/></text:span><text:span text:style-name="T12">return </text:span><text:span text:style-name="T13">conn</text:span><text:line-break/><text:line-break/><text:span text:style-name="T12">def </text:span><text:span text:style-name="T14">db_add</text:span><text:span text:style-name="T13">(conn):</text:span><text:line-break/><text:span text:style-name="T13"> <text:s text:c="3"/>cursor = conn.cursor()</text:span><text:line-break/><text:span text:style-name="T13"> <text:s text:c="3"/>client_code = </text:span><text:span text:style-name="T16">input</text:span><text:span text:style-name="T13">(</text:span><text:span text:style-name="T15">'Введите код клиента: '</text:span><text:span text:style-name="T13">)</text:span><text:line-break/><text:span text:style-name="T13"> <text:s text:c="3"/>client_name = </text:span><text:span text:style-name="T16">input</text:span><text:span text:style-name="T13">(</text:span><text:span text:style-name="T15">'Введите фамилию клиента: '</text:span><text:span text:style-name="T13">)</text:span><text:line-break/><text:soft-page-break/><text:span text:style-name="T13"> <text:s text:c="3"/>phone = </text:span><text:span text:style-name="T16">input</text:span><text:span text:style-name="T13">(</text:span><text:span text:style-name="T15">'Введите телефон клиента: '</text:span><text:span text:style-name="T13">)</text:span><text:line-break/><text:span text:style-name="T13"> <text:s text:c="3"/>country_name = </text:span><text:span text:style-name="T16">input</text:span><text:span text:style-name="T13">(</text:span><text:span text:style-name="T15">'Введите название страны: '</text:span><text:span text:style-name="T13">)</text:span><text:line-break/><text:span text:style-name="T13"> <text:s text:c="3"/>region = </text:span><text:span text:style-name="T16">input</text:span><text:span text:style-name="T13">(</text:span><text:span text:style-name="T15">'Введите регион: '</text:span><text:span text:style-name="T13">)</text:span><text:line-break/><text:span text:style-name="T13"> <text:s text:c="3"/>duration = </text:span><text:span text:style-name="T16">input</text:span><text:span text:style-name="T13">(</text:span><text:span text:style-name="T15">'Введите продолжительность поездки: '</text:span><text:span text:style-name="T13">)</text:span><text:line-break/><text:span text:style-name="T13"> <text:s text:c="3"/>cost = </text:span><text:span text:style-name="T16">input</text:span><text:span text:style-name="T13">(</text:span><text:span text:style-name="T15">'Введите стоимость путевки: '</text:span><text:span text:style-name="T13">)</text:span><text:line-break/><text:span text:style-name="T13"> <text:s text:c="3"/>cursor.execute(</text:span><text:span text:style-name="T15">'''INSERT INTO Tourist (Client_code, Client_name, Phone, Country_name, Region, Duration, Cost)</text:span><text:line-break/><text:span text:style-name="T15"> <text:s text:c="23"/>VALUES (?, ?, ?, ?, ?, ?, ?)'''</text:span><text:span text:style-name="T13">, (client_code, client_name, phone, country_name, region, duration, cost))</text:span><text:line-break/><text:span text:style-name="T13"> <text:s text:c="3"/>conn.commit()</text:span><text:line-break/><text:span text:style-name="T13"> <text:s text:c="3"/>cursor.close()</text:span><text:line-break/><text:line-break/><text:span text:style-name="T12">def </text:span><text:span text:style-name="T14">db_search</text:span><text:span text:style-name="T13">(conn):</text:span><text:line-break/><text:span text:style-name="T13"> <text:s text:c="3"/>cursor = conn.cursor()</text:span><text:line-break/><text:span text:style-name="T13"> <text:s text:c="3"/>search_type = </text:span><text:span text:style-name="T16">input</text:span><text:span text:style-name="T13">(</text:span><text:span text:style-name="T15">'Введите тип поиска (код клиента, фамилия, телефон, название страны, регион, продолжительность, стоимость): '</text:span><text:span text:style-name="T13">)</text:span><text:line-break/><text:span text:style-name="T13"> <text:s text:c="3"/>search_value = </text:span><text:span text:style-name="T16">input</text:span><text:span text:style-name="T13">(</text:span><text:span text:style-name="T15">'Введите значение для поиска: '</text:span><text:span text:style-name="T13">)</text:span><text:line-break/><text:span text:style-name="T13"> <text:s text:c="3"/></text:span><text:span text:style-name="T12">if </text:span><text:span text:style-name="T13">search_type == </text:span><text:span text:style-name="T15">'код клиента'</text:span><text:span text:style-name="T13">:</text:span><text:line-break/><text:span text:style-name="T13"> <text:s text:c="7"/>cursor.execute(</text:span><text:span text:style-name="T15">'''SELECT * FROM Tourist WHERE Client_code = ?'''</text:span><text:span text:style-name="T13">, (search_value,))</text:span><text:line-break/><text:span text:style-name="T13"> <text:s text:c="3"/></text:span><text:span text:style-name="T12">elif </text:span><text:span text:style-name="T13">search_type == </text:span><text:span text:style-name="T15">'фамилия'</text:span><text:span text:style-name="T13">:</text:span><text:line-break/><text:span text:style-name="T13"> <text:s text:c="7"/>cursor.execute(</text:span><text:span text:style-name="T15">'''SELECT * FROM Tourist WHERE Client_name = ?'''</text:span><text:span text:style-name="T13">, (search_value,))</text:span><text:line-break/><text:span text:style-name="T13"> <text:s text:c="3"/></text:span><text:span text:style-name="T12">elif </text:span><text:span text:style-name="T13">search_type == </text:span><text:span text:style-name="T15">'телефон'</text:span><text:span text:style-name="T13">:</text:span><text:line-break/><text:span text:style-name="T13"> <text:s text:c="7"/>cursor.execute(</text:span><text:span text:style-name="T15">'''SELECT * FROM Tourist WHERE Phone = ?'''</text:span><text:span text:style-name="T13">, (search_value,))</text:span><text:line-break/><text:span text:style-name="T13"> <text:s text:c="3"/></text:span><text:span text:style-name="T12">elif </text:span><text:span text:style-name="T13">search_type == </text:span><text:span text:style-name="T15">'название страны'</text:span><text:span text:style-name="T13">:</text:span><text:line-break/><text:span text:style-name="T13"> <text:s text:c="7"/>cursor.execute(</text:span><text:span text:style-name="T15">'''SELECT * FROM Tourist WHERE Country_name = ?'''</text:span><text:span text:style-name="T13">, (search_value,))</text:span><text:line-break/><text:span text:style-name="T13"> <text:s text:c="3"/></text:span><text:span text:style-name="T12">elif </text:span><text:span text:style-name="T13">search_type == </text:span><text:span text:style-name="T15">'регион'</text:span><text:span text:style-name="T13">:</text:span><text:line-break/><text:span text:style-name="T13"> <text:s text:c="7"/>cursor.execute(</text:span><text:span text:style-name="T15">'''SELECT * FROM Tourist WHERE Region = ?'''</text:span><text:span text:style-name="T13">, (search_value,))</text:span><text:line-break/><text:span text:style-name="T13"> <text:s text:c="3"/></text:span><text:span text:style-name="T12">elif </text:span><text:span text:style-name="T13">search_type == </text:span><text:span text:style-name="T15">'продолжительность'</text:span><text:span text:style-name="T13">:</text:span><text:line-break/><text:span text:style-name="T13"> <text:s text:c="7"/>cursor.execute(</text:span><text:span text:style-name="T15">'''SELECT * FROM Tourist WHERE Duration = ?'''</text:span><text:span text:style-name="T13">, </text:span><text:soft-page-break/><text:span text:style-name="T13">(search_value,))</text:span><text:line-break/><text:span text:style-name="T13"> <text:s text:c="3"/></text:span><text:span text:style-name="T12">elif </text:span><text:span text:style-name="T13">search_type == </text:span><text:span text:style-name="T15">'стоимость'</text:span><text:span text:style-name="T13">:</text:span><text:line-break/><text:span text:style-name="T13"> <text:s text:c="7"/>cursor.execute(</text:span><text:span text:style-name="T15">'''SELECT * FROM Tourist WHERE Cost = ?'''</text:span><text:span text:style-name="T13">, (search_value,))</text:span><text:line-break/><text:span text:style-name="T13"> <text:s text:c="3"/></text:span><text:span text:style-name="T12">else</text:span><text:span text:style-name="T13">:</text:span><text:line-break/><text:span text:style-name="T13"> <text:s text:c="7"/></text:span><text:span text:style-name="T16">print</text:span><text:span text:style-name="T13">(</text:span><text:span text:style-name="T15">'Неверный тип поиска'</text:span><text:span text:style-name="T13">)</text:span><text:line-break/><text:span text:style-name="T13"> <text:s text:c="7"/>cursor.close()</text:span><text:line-break/><text:span text:style-name="T13"> <text:s text:c="7"/></text:span><text:span text:style-name="T12">return</text:span><text:line-break/><text:span text:style-name="T12"> <text:s text:c="3"/></text:span><text:span text:style-name="T13">result = cursor.fetchall()</text:span><text:line-break/><text:span text:style-name="T13"> <text:s text:c="3"/></text:span><text:span text:style-name="T12">for </text:span><text:span text:style-name="T13">row </text:span><text:span text:style-name="T12">in </text:span><text:span text:style-name="T13">result:</text:span><text:line-break/><text:span text:style-name="T13"> <text:s text:c="7"/></text:span><text:span text:style-name="T16">print</text:span><text:span text:style-name="T13">(row)</text:span><text:line-break/><text:span text:style-name="T13"> <text:s text:c="3"/>cursor.close()</text:span><text:line-break/><text:line-break/><text:span text:style-name="T12">def </text:span><text:span text:style-name="T14">db_delete</text:span><text:span text:style-name="T13">(conn):</text:span><text:line-break/><text:span text:style-name="T13"> <text:s text:c="3"/>cursor = conn.cursor()</text:span><text:line-break/><text:span text:style-name="T13"> <text:s text:c="3"/>delete_type = </text:span><text:span text:style-name="T16">input</text:span><text:span text:style-name="T13">(</text:span><text:span text:style-name="T15">'Введите тип удаления (код клиента, фамилия, телефон, название страны, регион, продолжительность, стоимость): '</text:span><text:span text:style-name="T13">)</text:span><text:line-break/><text:span text:style-name="T13"> <text:s text:c="3"/>delete_value = </text:span><text:span text:style-name="T16">input</text:span><text:span text:style-name="T13">(</text:span><text:span text:style-name="T15">'Введите значение для удаления: '</text:span><text:span text:style-name="T13">)</text:span><text:line-break/><text:span text:style-name="T13"> <text:s text:c="3"/></text:span><text:span text:style-name="T12">if </text:span><text:span text:style-name="T13">delete_type == </text:span><text:span text:style-name="T15">'код клиента'</text:span><text:span text:style-name="T13">:</text:span><text:line-break/><text:span text:style-name="T13"> <text:s text:c="7"/>cursor.execute(</text:span><text:span text:style-name="T15">'''DELETE FROM Tourist WHERE Client_code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фамилия'</text:span><text:span text:style-name="T13">:</text:span><text:line-break/><text:span text:style-name="T13"> <text:s text:c="7"/>cursor.execute(</text:span><text:span text:style-name="T15">'''DELETE FROM Tourist WHERE Client_name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телефон'</text:span><text:span text:style-name="T13">:</text:span><text:line-break/><text:span text:style-name="T13"> <text:s text:c="7"/>cursor.execute(</text:span><text:span text:style-name="T15">'''DELETE FROM Tourist WHERE Phone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название страны'</text:span><text:span text:style-name="T13">:</text:span><text:line-break/><text:span text:style-name="T13"> <text:s text:c="7"/>cursor.execute(</text:span><text:span text:style-name="T15">'''DELETE FROM Tourist WHERE Country_name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регион'</text:span><text:span text:style-name="T13">:</text:span><text:line-break/><text:span text:style-name="T13"> <text:s text:c="7"/>cursor.execute(</text:span><text:span text:style-name="T15">'''DELETE FROM Tourist WHERE Region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продолжительность'</text:span><text:span text:style-name="T13">:</text:span><text:line-break/><text:soft-page-break/><text:span text:style-name="T13"> <text:s text:c="7"/>cursor.execute(</text:span><text:span text:style-name="T15">'''DELETE FROM Tourist WHERE Duration = ?'''</text:span><text:span text:style-name="T13">, (delete_value,))</text:span><text:line-break/><text:span text:style-name="T13"> <text:s text:c="3"/></text:span><text:span text:style-name="T12">elif </text:span><text:span text:style-name="T13">delete_type == </text:span><text:span text:style-name="T15">'стоимость'</text:span><text:span text:style-name="T13">:</text:span><text:line-break/><text:span text:style-name="T13"> <text:s text:c="7"/>cursor.execute(</text:span><text:span text:style-name="T15">'''DELETE FROM Tourist WHERE Cost = ?'''</text:span><text:span text:style-name="T13">, (delete_value,))</text:span><text:line-break/><text:span text:style-name="T13"> <text:s text:c="3"/></text:span><text:span text:style-name="T12">else</text:span><text:span text:style-name="T13">:</text:span><text:line-break/><text:span text:style-name="T13"> <text:s text:c="7"/></text:span><text:span text:style-name="T16">print</text:span><text:span text:style-name="T13">(</text:span><text:span text:style-name="T15">'Неверный тип удаления'</text:span><text:span text:style-name="T13">)</text:span><text:line-break/><text:span text:style-name="T13"> <text:s text:c="7"/>cursor.close()</text:span><text:line-break/><text:span text:style-name="T13"> <text:s text:c="7"/></text:span><text:span text:style-name="T12">return</text:span><text:line-break/><text:span text:style-name="T12"> <text:s text:c="3"/></text:span><text:span text:style-name="T13">conn.commit()</text:span><text:line-break/><text:span text:style-name="T13"> <text:s text:c="3"/></text:span><text:span text:style-name="T16">print</text:span><text:span text:style-name="T13">(</text:span><text:span text:style-name="T15">'Данные удалены'</text:span><text:span text:style-name="T13">)</text:span><text:line-break/><text:span text:style-name="T13"> <text:s text:c="3"/>cursor.close()</text:span><text:line-break/><text:line-break/><text:span text:style-name="T12">def </text:span><text:span text:style-name="T14">db_edit</text:span><text:span text:style-name="T13">(conn):</text:span><text:line-break/><text:span text:style-name="T13"> <text:s text:c="3"/>cursor = conn.cursor()</text:span><text:line-break/><text:span text:style-name="T13"> <text:s text:c="3"/>edit_type = </text:span><text:span text:style-name="T16">input</text:span><text:span text:style-name="T13">(</text:span><text:span text:style-name="T15">'Введите тип редактирования (код клиента, фамилия, телефон, название страны, регион, продолжительность, стоимость): '</text:span><text:span text:style-name="T13">)</text:span><text:line-break/><text:span text:style-name="T13"> <text:s text:c="3"/>edit_value = </text:span><text:span text:style-name="T16">input</text:span><text:span text:style-name="T13">(</text:span><text:span text:style-name="T15">'Введите значение для редактирования: '</text:span><text:span text:style-name="T13">)</text:span><text:line-break/><text:span text:style-name="T13"> <text:s text:c="3"/></text:span><text:span text:style-name="T12">if </text:span><text:span text:style-name="T13">edit_type == </text:span><text:span text:style-name="T15">'код клиента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Client_code = ? WHERE Client_code = ?'''</text:span><text:span text:style-name="T13">, (new_value, edit_value))</text:span><text:line-break/><text:span text:style-name="T13"> <text:s text:c="3"/></text:span><text:span text:style-name="T12">elif </text:span><text:span text:style-name="T13">edit_type == </text:span><text:span text:style-name="T15">'фамилия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Client_name = ? WHERE Client_name = ?'''</text:span><text:span text:style-name="T13">, (new_value, edit_value))</text:span><text:line-break/><text:span text:style-name="T13"> <text:s text:c="3"/></text:span><text:span text:style-name="T12">elif </text:span><text:span text:style-name="T13">edit_type == </text:span><text:span text:style-name="T15">'телефон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Phone = ? WHERE Phone = ?'''</text:span><text:span text:style-name="T13">, (new_value, edit_value))</text:span><text:line-break/><text:span text:style-name="T13"> <text:s text:c="3"/></text:span><text:span text:style-name="T12">elif </text:span><text:span text:style-name="T13">edit_type == </text:span><text:span text:style-name="T15">'название страны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Country_name = ? WHERE Country_name = ?'''</text:span><text:span text:style-name="T13">, (new_value, edit_value))</text:span><text:line-break/><text:soft-page-break/><text:span text:style-name="T13"> <text:s text:c="3"/></text:span><text:span text:style-name="T12">elif </text:span><text:span text:style-name="T13">edit_type == </text:span><text:span text:style-name="T15">'регион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Region = ? WHERE Region = ?'''</text:span><text:span text:style-name="T13">, (new_value, edit_value))</text:span><text:line-break/><text:span text:style-name="T13"> <text:s text:c="3"/></text:span><text:span text:style-name="T12">elif </text:span><text:span text:style-name="T13">edit_type == </text:span><text:span text:style-name="T15">'продолжительность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Duration = ? WHERE Duration = ?'''</text:span><text:span text:style-name="T13">, (new_value, edit_value))</text:span><text:line-break/><text:span text:style-name="T13"> <text:s text:c="3"/></text:span><text:span text:style-name="T12">elif </text:span><text:span text:style-name="T13">edit_type == </text:span><text:span text:style-name="T15">'стоимость'</text:span><text:span text:style-name="T13">:</text:span><text:line-break/><text:span text:style-name="T13"> <text:s text:c="7"/>new_value = </text:span><text:span text:style-name="T16">input</text:span><text:span text:style-name="T13">(</text:span><text:span text:style-name="T15">'Введите новое значение: '</text:span><text:span text:style-name="T13">)</text:span><text:line-break/><text:span text:style-name="T13"> <text:s text:c="7"/>cursor.execute(</text:span><text:span text:style-name="T15">'''UPDATE Tourist SET Cost = ? WHERE Cost = ?'''</text:span><text:span text:style-name="T13">, (new_value, edit_value))</text:span><text:line-break/><text:span text:style-name="T13"> <text:s text:c="3"/></text:span><text:span text:style-name="T12">else</text:span><text:span text:style-name="T13">:</text:span><text:line-break/><text:span text:style-name="T13"> <text:s text:c="7"/></text:span><text:span text:style-name="T16">print</text:span><text:span text:style-name="T13">(</text:span><text:span text:style-name="T15">'Неверный тип редактирования'</text:span><text:span text:style-name="T13">)</text:span><text:line-break/><text:span text:style-name="T13"> <text:s text:c="7"/>cursor.close()</text:span><text:line-break/><text:span text:style-name="T13"> <text:s text:c="7"/></text:span><text:span text:style-name="T12">return</text:span><text:line-break/><text:span text:style-name="T12"> <text:s text:c="3"/></text:span><text:span text:style-name="T13">conn.commit()</text:span><text:line-break/><text:span text:style-name="T13"> <text:s text:c="3"/></text:span><text:span text:style-name="T16">print</text:span><text:span text:style-name="T13">(</text:span><text:span text:style-name="T15">'Данные отредактированы'</text:span><text:span text:style-name="T13">)</text:span><text:line-break/><text:span text:style-name="T13"> <text:s text:c="3"/>cursor.close()</text:span><text:line-break/><text:line-break/><text:span text:style-name="T13">conn = db_connect()</text:span><text:line-break/><text:span text:style-name="T12">while True</text:span><text:span text:style-name="T13">:</text:span><text:line-break/><text:span text:style-name="T13"> <text:s text:c="3"/></text:span><text:span text:style-name="T16">print</text:span><text:span text:style-name="T13">(</text:span><text:span text:style-name="T15">'Выберите действие: '</text:span><text:span text:style-name="T13">)</text:span><text:line-break/><text:span text:style-name="T13"> <text:s text:c="3"/></text:span><text:span text:style-name="T16">print</text:span><text:span text:style-name="T13">(</text:span><text:span text:style-name="T15">'1. Добавить данные'</text:span><text:span text:style-name="T13">)</text:span><text:line-break/><text:span text:style-name="T13"> <text:s text:c="3"/></text:span><text:span text:style-name="T16">print</text:span><text:span text:style-name="T13">(</text:span><text:span text:style-name="T15">'2. Найти данные'</text:span><text:span text:style-name="T13">)</text:span><text:line-break/><text:span text:style-name="T13"> <text:s text:c="3"/></text:span><text:span text:style-name="T16">print</text:span><text:span text:style-name="T13">(</text:span><text:span text:style-name="T15">'3. Удалить данные'</text:span><text:span text:style-name="T13">)</text:span><text:line-break/><text:span text:style-name="T13"> <text:s text:c="3"/></text:span><text:span text:style-name="T16">print</text:span><text:span text:style-name="T13">(</text:span><text:span text:style-name="T15">'4. Отредактировать данные'</text:span><text:span text:style-name="T13">)</text:span><text:line-break/><text:span text:style-name="T13"> <text:s text:c="3"/></text:span><text:span text:style-name="T16">print</text:span><text:span text:style-name="T13">(</text:span><text:span text:style-name="T15">'5. Выйти из программы'</text:span><text:span text:style-name="T13">)</text:span><text:line-break/><text:span text:style-name="T13"> <text:s text:c="3"/>choice = </text:span><text:span text:style-name="T16">input</text:span><text:span text:style-name="T13">()</text:span><text:line-break/><text:span text:style-name="T13"> <text:s text:c="3"/></text:span><text:span text:style-name="T12">if </text:span><text:span text:style-name="T13">choice == </text:span><text:span text:style-name="T15">'1'</text:span><text:span text:style-name="T13">:</text:span><text:line-break/><text:span text:style-name="T13"> <text:s text:c="7"/>db_add(conn)</text:span><text:line-break/><text:span text:style-name="T13"> <text:s text:c="3"/></text:span><text:span text:style-name="T12">elif </text:span><text:span text:style-name="T13">choice == </text:span><text:span text:style-name="T15">'2'</text:span><text:span text:style-name="T13">:</text:span><text:line-break/><text:span text:style-name="T13"> <text:s text:c="7"/>db_search(conn)</text:span><text:line-break/><text:span text:style-name="T13"> <text:s text:c="3"/></text:span><text:span text:style-name="T12">elif </text:span><text:span text:style-name="T13">choice == </text:span><text:span text:style-name="T15">'3'</text:span><text:span text:style-name="T13">:</text:span><text:line-break/><text:span text:style-name="T13"> <text:s text:c="7"/>db_delete(conn)</text:span><text:line-break/><text:soft-page-break/><text:span text:style-name="T13"> <text:s text:c="3"/></text:span><text:span text:style-name="T12">elif </text:span><text:span text:style-name="T13">choice == </text:span><text:span text:style-name="T15">'4'</text:span><text:span text:style-name="T13">:</text:span><text:line-break/><text:span text:style-name="T13"> <text:s text:c="7"/>db_edit(conn)</text:span><text:line-break/><text:span text:style-name="T13"> <text:s text:c="3"/></text:span><text:span text:style-name="T12">elif </text:span><text:span text:style-name="T13">choice == </text:span><text:span text:style-name="T15">'5'</text:span><text:span text:style-name="T13">:</text:span><text:line-break/><text:span text:style-name="T13"> <text:s text:c="7"/>conn.close()</text:span><text:line-break/><text:span text:style-name="T13"> <text:s text:c="7"/></text:span><text:span text:style-name="T12">break</text:span><text:line-break/><text:span text:style-name="T12"> <text:s text:c="3"/>else</text:span><text:span text:style-name="T13">:</text:span><text:line-break/><text:span text:style-name="T13"> <text:s text:c="7"/></text:span><text:span text:style-name="T16">print</text:span><text:span text:style-name="T13">(</text:span><text:span text:style-name="T15">'Неверный выбор'</text:span><text:span text:style-name="T13">)</text:span></text:p>
      <text:p text:style-name="P2"/>
      <text:p text:style-name="P2"/>
      <text:p text:style-name="P2">Протокол работы программы:</text:p>
      <text:p text:style-name="P2">Выберите действие: </text:p>
      <text:p text:style-name="P2">1. Добавить данные</text:p>
      <text:p text:style-name="P2">2. Найти данные</text:p>
      <text:p text:style-name="P2">3. Удалить данные</text:p>
      <text:p text:style-name="P2">4. Отредактировать данные</text:p>
      <text:p text:style-name="P2">5. Выйти из программы</text:p>
      <text:p text:style-name="P2"/>
      <text:p text:style-name="P2"/>
      <text:p text:style-name="P4">1</text:p>
      <text:p text:style-name="P4">Введите код клиента: 13</text:p>
      <text:p text:style-name="P4">Введите фамилию клиента: Смагин</text:p>
      <text:p text:style-name="P4">Введите телефон клиента: 89287598591</text:p>
      <text:p text:style-name="P4">Введите название страны: Казахстан</text:p>
      <text:p text:style-name="P4">Введите регион: 2</text:p>
      <text:p text:style-name="P4">Введите продолжительность поездки: 1200</text:p>
      <text:p text:style-name="P4">Введите стоимость путевки: 15700</text:p>
      <text:p text:style-name="P4"/>
      <text:p text:style-name="P4">2</text:p>
      <text:p text:style-name="P4">Введите тип поиска (код клиента, фамилия, телефон, название страны, регион, продолжительность, стоимость): код клиента</text:p>
      <text:p text:style-name="P4">Введите значение для поиска: 13</text:p>
      <text:p text:style-name="P4">(13, 'Смагин', '89287598591', 'Казахстан', '2', 1200, 15700)</text:p>
      <text:p text:style-name="P4"/>
      <text:p text:style-name="P4"/>
      <text:p text:style-name="P4">3</text:p>
      <text:p text:style-name="P4">Введите тип удаления (код клиента, фамилия, телефон, название страны, регион, продолжительность, стоимость): код клиента</text:p>
      <text:p text:style-name="P4">Введите значение для удаления: 13</text:p>
      <text:p text:style-name="P4">Данные удалены</text:p>
      <text:p text:style-name="P4"/>
      <text:p text:style-name="P4">4</text:p>
      <text:p text:style-name="P4">Введите тип редактирования (код клиента, фамилия, телефон, название страны, регион, продолжительность, стоимость): код клиента</text:p>
      <text:p text:style-name="P4">Введите значение для редактирования: 6</text:p>
      <text:p text:style-name="P4">Введите новое значение: 14</text:p>
      <text:p text:style-name="P4">Данные отредактированы</text:p>
      <text:p text:style-name="P4"/>
      <text:p text:style-name="P4">5</text:p>
      <text:p text:style-name="P4">Process finished with exit code 0</text:p>
      <text:p text:style-name="P12"><text:soft-page-break/></text:p>
      <text:p text:style-name="P11"><text:span text:style-name="T3">Вывод:</text:span>закреп<text:span text:style-name="T20">ила</text:span> усвоенные знания, понятия, <text:span text:style-name="T17">база данных</text:span> основные принципы составления программ, приобре<text:span text:style-name="T20">ла</text:span> навыки составление программ с использованием <text:span text:style-name="T17">баз данных </text:span>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6-11T10:25:11.788640817</dc:date>
    <meta:editing-cycles>3</meta:editing-cycles>
    <meta:editing-duration>PT19M51S</meta:editing-duration>
    <meta:document-statistic meta:table-count="0" meta:image-count="0" meta:object-count="0" meta:page-count="7" meta:paragraph-count="39" meta:word-count="860" meta:character-count="7990" meta:non-whitespace-character-count="6256"/>
    <meta:user-defined meta:name="Поле 1"/>
    <meta:user-defined meta:name="Поле 2"/>
    <meta:user-defined meta:name="Поле 3"/>
    <meta:user-defined meta:name="Поле 4"/>
  </office:meta>
</office:document-meta>
</file>